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32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1" style:family="text">
      <style:text-properties style:text-position="-33% 58%" fo:font-size="32pt" style:font-size-asian="44pt" style:font-size-complex="44pt"/>
    </style:style>
    <style:style style:name="T12" style:family="text">
      <style:text-properties fo:font-size="28pt" fo:font-style="italic" style:font-size-asian="40pt" style:font-style-asian="italic" style:font-size-complex="40pt" style:font-style-complex="italic"/>
    </style:style>
    <style:style style:name="T13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style:text-position="33% 58%" fo:font-size="28pt" style:font-size-asian="40pt" style:font-size-complex="40pt"/>
    </style:style>
    <style:style style:name="T15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6" style:family="text">
      <style:text-properties style:text-position="-33% 58%" fo:font-size="28pt" style:font-size-asian="40pt" style:font-size-complex="40pt"/>
    </style:style>
    <style:style style:name="T17" style:family="text">
      <style:text-properties style:text-position="33% 58%" fo:font-size="32pt" style:font-size-asian="44pt" style:font-size-complex="44pt"/>
    </style:style>
    <style:style style:name="T18" style:family="text">
      <style:text-properties fo:font-size="26pt" style:font-size-asian="36pt" style:font-size-complex="36pt"/>
    </style:style>
    <style:style style:name="T19" style:family="text">
      <style:text-properties fo:font-size="26pt" fo:font-style="italic" style:font-size-asian="36pt" style:font-style-asian="italic" style:font-size-complex="36pt" style:font-style-complex="italic"/>
    </style:style>
    <style:style style:name="T20" style:family="text">
      <style:text-properties fo:font-size="32pt" fo:font-style="normal" style:font-size-asian="44pt" style:font-style-asian="normal" style:font-size-complex="44pt" style:font-style-complex="normal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font-size="24pt" style:font-size-asian="32pt" style:font-size-complex="32pt"/>
    </style:style>
    <style:style style:name="T2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4" style:family="text">
      <style:text-properties style:text-position="33% 58%" fo:font-size="24pt" style:font-size-asian="32pt" style:font-size-complex="32pt"/>
    </style:style>
    <style:style style:name="T25" style:family="text">
      <style:text-properties style:text-position="-33% 58%" fo:font-weight="normal" style:font-weight-asian="normal" style:font-weight-complex="normal"/>
    </style:style>
    <style:style style:name="T26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7" style:family="text">
      <style:text-properties fo:font-size="24pt" fo:font-style="italic" style:font-size-asian="32pt" style:font-style-asian="italic" style:font-size-complex="32pt" style:font-style-complex="italic"/>
    </style:style>
    <style:style style:name="T28" style:family="text">
      <style:text-properties fo:font-size="22pt" style:font-size-asian="28pt" style:font-size-complex="28pt"/>
    </style:style>
    <style:style style:name="T29" style:family="text">
      <style:text-properties fo:font-size="22pt" fo:font-style="italic" style:font-size-asian="28pt" style:font-style-asian="italic" style:font-size-complex="28pt" style:font-style-complex="italic"/>
    </style:style>
    <style:style style:name="T30" style:family="text">
      <style:text-properties style:text-position="-33% 58%" fo:font-size="22pt" style:font-size-asian="28pt" style:font-size-complex="28pt"/>
    </style:style>
    <style:style style:name="T31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style:text-position="-33% 58%" fo:font-style="normal" style:font-style-asian="normal" style:font-style-complex="normal"/>
    </style:style>
    <style:style style:name="T33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34" style:family="text">
      <style:text-properties style:text-position="33% 58%" fo:font-size="22pt" style:font-size-asian="28pt" style:font-size-complex="28pt"/>
    </style:style>
    <style:style style:name="T35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36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10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11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11">−</text:span><text:span text:style-name="T2">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12">H</text:span><text:span text:style-name="T1">, </text:span><text:span text:style-name="T13">L</text:span><text:span text:style-name="T14">2</text:span><text:span text:style-name="T1"> und </text:span><text:span text:style-name="T12">L</text:span><text:span text:style-name="T15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|</text:span><text:span text:style-name="T12">jm</text:span><text:span text:style-name="T1">&gt; sei ein Eigenzustand von </text:span><text:span text:style-name="T13">J</text:span><text:span text:style-name="T14">2</text:span><text:span text:style-name="T1"> und </text:span><text:span text:style-name="T12">J</text:span><text:span text:style-name="T15">z</text:span><text:span text:style-name="T1">. In welcher Weise ändert die Anwendung von </text:span><text:span text:style-name="T12">J</text:span><text:span text:style-name="T16">+</text:span><text:span text:style-name="T1"> oder </text:span><text:span text:style-name="T12">J</text:span><text:span text:style-name="T16">−</text:span><text:span text:style-name="T1"> dies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2">Wie lauten die Eigenwerte von </text:span><text:span text:style-name="T10">J</text:span><text:span text:style-name="T17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8">Wie kann man die Eigenschaften des Drehimpulsoperators im Rahmen des sogenannten </text:span><text:span text:style-name="T19">Vektormodells</text:span><text:span text:style-name="T18"> verste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11">+</text:span><text:span text:style-name="T2"> und </text:span><text:span text:style-name="T3">J</text:span><text:span text:style-name="T11">−</text:span><text:span text:style-name="T2"> in der {|</text:span><text:span text:style-name="T3">j</text:span><text:span text:style-name="T2"> </text:span><text:span text:style-name="T3">m</text:span><text:span text:style-name="T20">⟩</text:span><text:span text:style-name="T2">}</text:span><text:span text:style-name="T11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21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22">Welcher Zusammenhang besteht bei Verwendung von Kugelkoordinaten zwischen dem Drehimpulsquadrat </text:span><text:span text:style-name="T23">L</text:span><text:span text:style-name="T24">2</text:span><text:span text:style-name="T22"> und dem Laplace-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><text:span text:style-name="T2">Warum stellen in der Regel </text:span><text:span text:style-name="T10">L</text:span><text:span text:style-name="T17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25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18">Wie ist in der Klassischen Elektrodynamik das magnetische Moment einer lokalen Stromverteilung </text:span><text:span text:style-name="T26">j</text:span><text:span text:style-name="T18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text-style-name="P5" draw:layer="layout" svg:width="25.199cm" svg:height="3.506cm" svg:x="1.4cm" svg:y="0.839cm" presentation:class="title" presentation:user-transformed="true">
          <draw:text-box>
            <text:p text:style-name="P5"><text:span text:style-name="T22">Wie lautet die zum Ort </text:span><text:span text:style-name="T23">r</text:span><text:span text:style-name="T22"> kanonisch konjugierte Variable für ein Teilchen der Masse </text:span><text:span text:style-name="T27">m</text:span><text:span text:style-name="T2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22">Welche Struktur hat der Hamilton-Operator eines Teilchens mit </text:span><text:span text:style-name="T27">p</text:span><text:span text:style-name="T22"> Elektronen (Spin noch ausgeklammert)? Wie sieht das zugehörige magnetische Moment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5" draw:layer="layout" svg:width="25.199cm" svg:height="3.506cm" svg:x="1.4cm" svg:y="0.828cm" presentation:class="title" presentation:user-transformed="true">
          <draw:text-box>
            <text:p text:style-name="P5"><text:span text:style-name="T2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11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Welche Bedeutung besitzen die Betragsquadrate</text:span><text:span text:style-name="T2"><text:line-break/></text:span><text:span text:style-name="T2">|</text:span><text:span text:style-name="T3">ψ</text:span><text:span text:style-name="T11">±</text:span><text:span text:style-name="T2">(</text:span><text:span text:style-name="T10">r</text:span><text:span text:style-name="T2">)|</text:span><text:span text:style-name="T17">2</text:span><text:span text:style-name="T2"> der Komponenten des Spinors |</text:span><text:span text:style-name="T3">ψ</text:span><text:span text:style-name="T11">1/2</text:span><text:span text:style-name="T2">(</text:span><text:span text:style-name="T10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18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 text:style-name="P5"><text:span text:style-name="T2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text-style-name="P6" draw:layer="layout" svg:width="25.199cm" svg:height="3.506cm" svg:x="1.4cm" svg:y="0.833cm" presentation:class="title" presentation:user-transformed="true">
          <draw:text-box>
            <text:p text:style-name="P6"><text:span text:style-name="T28">Welche Gestalt hat die zeitabhängige Schrödinger-Gleichung des zweikomponentigen Spinors |</text:span><text:span text:style-name="T29">ψ</text:span><text:span text:style-name="T30">1/2</text:span><text:span text:style-name="T28">(</text:span><text:span text:style-name="T31">r</text:span><text:span text:style-name="T28">)⟩ für ein Elektron im Potential </text:span><text:span text:style-name="T29">V</text:span><text:span text:style-name="T28">(</text:span><text:span text:style-name="T31">r</text:span><text:span text:style-name="T28">) und in einem homogenen Magnetfeld </text:span><text:span text:style-name="T31">B</text:span><text:span text:style-name="T2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 text:style-name="P5"><text:span text:style-name="T2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1">Wie erhält man die </text:span><text:span text:style-name="T12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2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5" draw:layer="layout" svg:width="25.199cm" svg:height="3.506cm" svg:x="1.4cm" svg:y="0.834cm" presentation:class="title" presentation:user-transformed="true">
          <draw:text-box>
            <text:p text:style-name="P5"><text:span text:style-name="T2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1">Welche Struktur hat die Eigenlösungsfunktion</text:span><text:span text:style-name="T1"><text:line-break/></text:span><text:span text:style-name="T1">|</text:span><text:span text:style-name="T12">ψ</text:span><text:span text:style-name="T1">(</text:span><text:span text:style-name="T13">r</text:span><text:span text:style-name="T1">, </text:span><text:span text:style-name="T12">t</text:span><text:span text:style-name="T1">)⟩ des Dirac-Operators </text:span><text:span text:style-name="T12">H</text:span><text:span text:style-name="T16">D</text:span><text:span text:style-name="T14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32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32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32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6" draw:layer="layout" svg:width="25.199cm" svg:height="3.506cm" svg:x="1.4cm" svg:y="0.832cm" presentation:class="title" presentation:user-transformed="true">
          <draw:text-box>
            <text:p text:style-name="P6"><text:span text:style-name="T28">Wie kann man mit Hilfe der kommutierenden Komponente des Dirac-Spinoperators die Entartung der Energieeigenwerte zu </text:span><text:span text:style-name="T29">H</text:span><text:span text:style-name="T33">D</text:span><text:span text:style-name="T34">(0)</text:span><text:span text:style-name="T28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urch welche Eigenschaft ist das (relativistische) Elektron neben Masse </text:span><text:span text:style-name="T12">m</text:span><text:span text:style-name="T16">e</text:span><text:span text:style-name="T1"> und Ladung </text:span><text:span text:style-name="T12">q</text:span><text:span text:style-name="T1"> = −</text:span><text:span text:style-name="T12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32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text-style-name="P5" draw:layer="layout" svg:width="25.199cm" svg:height="3.506cm" svg:x="1.4cm" svg:y="0.833cm" presentation:class="title" presentation:user-transformed="true">
          <draw:text-box>
            <text:p text:style-name="P5"><text:span text:style-name="T22">Durch welche Überlegungen folgt aus der Dirac-Theorie des Elektrons die Existenz des Drehimpulses </text:span><text:span text:style-name="T27">Spin</text:span><text:span text:style-name="T22">, das Spinmoment und der Landé-Faktor </text:span><text:span text:style-name="T27">g</text:span><text:span text:style-name="T2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2">Bis zu welcher Ordnung </text:span><text:span text:style-name="T27">v</text:span><text:span text:style-name="T22">/</text:span><text:span text:style-name="T27">c</text:span><text:span text:style-name="T22"> muss der </text:span><text:span text:style-name="T27">nicht-relativistische Grenzfall</text:span><text:span text:style-name="T2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Kann man mit der Pauli’schen </text:span><text:span text:style-name="T12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text-style-name="P6" draw:layer="layout" svg:width="25.199cm" svg:height="3.506cm" svg:x="1.4cm" svg:y="0.833cm" presentation:class="title" presentation:user-transformed="true">
          <draw:text-box>
            <text:p text:style-name="P6"><text:span text:style-name="T31">J</text:span><text:span text:style-name="T30">1</text:span><text:span text:style-name="T28"> und </text:span><text:span text:style-name="T31">J</text:span><text:span text:style-name="T30">2</text:span><text:span text:style-name="T28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Wie zeigt man, dass die Vektorsumme </text:span><text:span text:style-name="T10">J</text:span><text:span text:style-name="T2"> = </text:span><text:span text:style-name="T10">J</text:span><text:span text:style-name="T11">1</text:span><text:span text:style-name="T2"> + </text:span><text:span text:style-name="T10">J</text:span><text:span text:style-name="T11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text-style-name="P5" draw:layer="layout" svg:width="25.199cm" svg:height="3.506cm" svg:x="1.4cm" svg:y="0.832cm" presentation:class="title" presentation:user-transformed="true">
          <draw:text-box>
            <text:p text:style-name="P5"><text:span text:style-name="T22">Wie berechnet sich die magnetische Quantenzahl </text:span><text:span text:style-name="T27">m</text:span><text:span text:style-name="T35">j</text:span><text:span text:style-name="T22"> des Gesamtdrehimpulses </text:span><text:span text:style-name="T23">J</text:span><text:span text:style-name="T22"> aus denen der Einzeldrehimpulse </text:span><text:span text:style-name="T23">J</text:span><text:span text:style-name="T36">1</text:span><text:span text:style-name="T22">, </text:span><text:span text:style-name="T23">J</text:span><text:span text:style-name="T36">2</text:span><text:span text:style-name="T2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text-style-name="P5" draw:layer="layout" svg:width="25.199cm" svg:height="3.506cm" svg:x="1.4cm" svg:y="0.834cm" presentation:class="title" presentation:user-transformed="true">
          <draw:text-box>
            <text:p text:style-name="P5"><text:span text:style-name="T22">Wie lautet die </text:span><text:span text:style-name="T27">Dreiecksungleichung</text:span><text:span text:style-name="T22"> für die möglichen Quantenzahlen </text:span><text:span text:style-name="T27">j</text:span><text:span text:style-name="T2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9-23T20:18:05.912000000</dc:date>
    <meta:document-statistic meta:object-count="386"/>
  </office:meta>
</office:document-meta>
</file>